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T2" style:parent-style-name="DefaultParagraphFont" style:family="text">
      <style:text-properties fo:font-weight="bold" style:font-weight-asian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/>
    </style:style>
    <style:style style:name="P5" style:parent-style-name="ListParagraph" style:list-style-name="LFO1" style:family="paragraph">
      <style:paragraph-properties style:snap-to-layout-grid="false" fo:text-align="justify" fo:margin-top="0.0833in" fo:margin-bottom="0.0833in" fo:line-height="100%"/>
    </style:style>
    <style:style style:name="P6" style:parent-style-name="ListParagraph" style:list-style-name="LFO1" style:family="paragraph">
      <style:paragraph-properties style:snap-to-layout-grid="false" fo:text-align="justify" fo:margin-top="0.0833in" fo:margin-bottom="0.0833in" fo:line-height="100%"/>
    </style:style>
    <style:style style:name="T7" style:parent-style-name="DefaultParagraphFont" style:family="text">
      <style:text-properties fo:font-weight="bold" style:font-weight-asian="bold"/>
    </style:style>
    <style:style style:name="T8" style:parent-style-name="DefaultParagraphFont" style:family="text">
      <style:text-properties fo:font-weight="bold" style:font-weight-asian="bold"/>
    </style:style>
  </office:automatic-styles>
  <office:body>
    <office:text text:use-soft-page-breaks="true">
      <text:p text:style-name="P1">Meeting Week<text:s/>8</text:p>
      <text:p text:style-name="Normal">November<text:s/>18, 2025.<text:s/></text:p>
      <text:p text:style-name="Normal">12:00</text:p>
      <text:p text:style-name="Normal">Attendees:</text:p>
      <text:p text:style-name="Normal">Tania Reyes, Ben Crosfield<text:s/></text:p>
      <text:p text:style-name="Normal"/>
      <text:p text:style-name="Normal"><text:span text:style-name="T2">1. Agenda</text:span></text:p>
      <text:p text:style-name="Normal">- Work on individual tasks</text:p>
      <text:p text:style-name="Normal">- Update group members<text:s/>on progress</text:p>
      <text:p text:style-name="Normal"/>
      <text:p text:style-name="P3">2. Progress Since Last Meeting</text:p>
      <text:p text:style-name="Normal">- Tania has finalised task 4(a).</text:p>
      <text:p text:style-name="Normal"/>
      <text:p text:style-name="Normal"><text:span text:style-name="T4">3. Actions Agreed (Next Steps)</text:span></text:p>
      <text:list text:style-name="LFO1" text:continue-numbering="true">
        <text:list-item>
          <text:p text:style-name="P5">Continue working on individual tasks</text:p>
        </text:list-item>
        <text:list-item>
          <text:p text:style-name="P6">Complete task 4(a) before next meeting.<text:s/></text:p>
        </text:list-item>
      </text:list>
      <text:p text:style-name="Normal"/>
      <text:p text:style-name="Normal"><text:span text:style-name="T7">4. Issues to Solve</text:span></text:p>
      <text:p text:style-name="Normal">-<text:s/>Lucas has to repeat part of his report due to some confusions when reading the coursework specifications (Ben and Tania showed their part of the coursework to help Lucas).<text:s/></text:p>
      <text:p text:style-name="Normal"/>
      <text:p text:style-name="Normal"><text:span text:style-name="T8">5. Next Meeting</text:span></text:p>
      <text:p text:style-name="Normal">Next practical session (November<text:s/>25)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paragraph-properties fo:line-height="106%"/>
      <style:text-properties style:font-name="Aptos" style:font-name-asian="Aptos" style:font-name-complex="Times New Roman" style:letter-kerning="tru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ania Reyes</meta:initial-creator>
    <dc:creator>Tania Reyes</dc:creator>
    <meta:creation-date>2025-12-02T13:16:00Z</meta:creation-date>
    <dc:date>2025-12-02T13:16:00Z</dc:date>
    <meta:template xlink:href="Normal" xlink:type="simple"/>
    <meta:editing-cycles>2</meta:editing-cycles>
    <meta:editing-duration>PT0S</meta:editing-duration>
    <meta:document-statistic meta:page-count="1" meta:paragraph-count="1" meta:word-count="86" meta:character-count="577" meta:row-count="4" meta:non-whitespace-character-count="492"/>
  </office:meta>
</office:document-meta>
</file>